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f556" officeooo:paragraph-rsid="0004f556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fo:font-weight="bold" officeooo:rsid="0004f556" officeooo:paragraph-rsid="0004f556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officeooo:rsid="0005f27b" officeooo:paragraph-rsid="0005f2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édure de sauvegarde</text:p>
      <text:p text:style-name="P1"/>
      <text:p text:style-name="P1"/>
      <text:p text:style-name="P1">Nous utilisons une sauvegarde complète de base de données (BDD) et sauvegarde du journal des transactions.</text:p>
      <text:p text:style-name="P1">La taille de notre BDD nous permet de faire des sauvegardes régulièrement et rapidement, c’est pourquoi nous effectuerons une sauvegarde complète tout les jours à 20h.</text:p>
      <text:p text:style-name="P1">Dû à la nature de notre système, il est important de mettre en place des sauvegardes des journaux de transaction. Ainsi, nous aurons un journal sauvegardé chaque jour à 00h, 04h, 08h, 12h, 16h.</text:p>
      <text:p text:style-name="P3">La base echoppe_save sert de base de restaur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1:02:08.358540444</meta:creation-date>
    <dc:date>2023-02-27T11:13:19.194119804</dc:date>
    <meta:editing-duration>PT11M1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87" meta:character-count="538" meta:non-whitespace-character-count="456"/>
  </office:meta>
</office:document-meta>
</file>